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hitney" svg:font-family="Whitney, 'Helvetica Neue', Helvetica, Arial, sans-serif"/>
    <style:font-face style:name="FreeSans1" svg:font-family="FreeSans" style:font-family-generic="swiss"/>
    <style:font-face style:name="Liberation Serif" svg:font-family="'Liberation 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paragraph-rsid="0015c648"/>
    </style:style>
    <style:style style:name="P2" style:family="paragraph" style:parent-style-name="Standard">
      <style:paragraph-properties fo:text-align="start" style:justify-single-word="false"/>
      <style:text-properties officeooo:paragraph-rsid="0015c648"/>
    </style:style>
    <style:style style:name="P3" style:family="paragraph" style:parent-style-name="Standard">
      <style:paragraph-properties fo:text-align="start" style:justify-single-word="false"/>
      <style:text-properties officeooo:paragraph-rsid="00189e9e"/>
    </style:style>
    <style:style style:name="P4" style:family="paragraph" style:parent-style-name="Standard">
      <style:text-properties fo:color="#000000" officeooo:rsid="003139f6" officeooo:paragraph-rsid="0015c648"/>
    </style:style>
    <style:style style:name="P5" style:family="paragraph" style:parent-style-name="Standard">
      <style:text-properties fo:color="#000000" officeooo:rsid="00179438" officeooo:paragraph-rsid="0015c648"/>
    </style:style>
    <style:style style:name="P6" style:family="paragraph" style:parent-style-name="Standard">
      <style:text-properties fo:color="#000000" officeooo:rsid="0032ec01" officeooo:paragraph-rsid="0015c648"/>
    </style:style>
    <style:style style:name="P7" style:family="paragraph" style:parent-style-name="Standard">
      <style:text-properties fo:color="#000000" officeooo:rsid="0048b209" officeooo:paragraph-rsid="0015c648"/>
    </style:style>
    <style:style style:name="P8" style:family="paragraph" style:parent-style-name="Standard">
      <style:text-properties fo:color="#000000" officeooo:rsid="00496bd7" officeooo:paragraph-rsid="0015c648"/>
    </style:style>
    <style:style style:name="P9" style:family="paragraph" style:parent-style-name="Standard">
      <style:paragraph-properties fo:text-align="start" style:justify-single-word="false"/>
      <style:text-properties fo:color="#000000" officeooo:rsid="00496bd7" officeooo:paragraph-rsid="0015c648"/>
    </style:style>
    <style:style style:name="P10" style:family="paragraph" style:parent-style-name="Standard">
      <style:paragraph-properties fo:text-align="start" style:justify-single-word="false"/>
      <style:text-properties fo:color="#000000" officeooo:rsid="004eb2bc" officeooo:paragraph-rsid="0015c648"/>
    </style:style>
    <style:style style:name="P11" style:family="paragraph" style:parent-style-name="Standard">
      <style:text-properties fo:color="#000000" officeooo:rsid="004f8b23" officeooo:paragraph-rsid="0015c648"/>
    </style:style>
    <style:style style:name="P12" style:family="paragraph" style:parent-style-name="Standard">
      <style:text-properties fo:color="#000000" officeooo:rsid="003b0b85" officeooo:paragraph-rsid="0015c648"/>
    </style:style>
    <style:style style:name="P13" style:family="paragraph" style:parent-style-name="Standard">
      <style:text-properties fo:color="#000000" officeooo:rsid="004ff493" officeooo:paragraph-rsid="0015c648"/>
    </style:style>
    <style:style style:name="P14" style:family="paragraph" style:parent-style-name="Standard">
      <style:text-properties fo:color="#000000" officeooo:rsid="00506f4b" officeooo:paragraph-rsid="0015c648"/>
    </style:style>
    <style:style style:name="P15" style:family="paragraph" style:parent-style-name="Standard">
      <style:text-properties fo:color="#000000" officeooo:rsid="00518db6" officeooo:paragraph-rsid="0015c648"/>
    </style:style>
    <style:style style:name="P16" style:family="paragraph" style:parent-style-name="Standard">
      <style:paragraph-properties fo:text-align="start" style:justify-single-word="false"/>
      <style:text-properties fo:color="#000000" officeooo:rsid="0052ace6" officeooo:paragraph-rsid="0015c648"/>
    </style:style>
    <style:style style:name="P17" style:family="paragraph" style:parent-style-name="Standard">
      <style:text-properties fo:color="#000000" officeooo:rsid="003f431b" officeooo:paragraph-rsid="0015c648"/>
    </style:style>
    <style:style style:name="P18" style:family="paragraph" style:parent-style-name="Standard">
      <style:text-properties fo:color="#000000" officeooo:rsid="0042d5f6" officeooo:paragraph-rsid="0015c648"/>
    </style:style>
    <style:style style:name="P19" style:family="paragraph" style:parent-style-name="Standard">
      <style:paragraph-properties fo:text-align="start" style:justify-single-word="false"/>
      <style:text-properties fo:color="#000000" officeooo:rsid="005688de" officeooo:paragraph-rsid="0015c648"/>
    </style:style>
    <style:style style:name="P20" style:family="paragraph" style:parent-style-name="Standard">
      <style:paragraph-properties fo:text-align="end" style:justify-single-word="false"/>
      <style:text-properties fo:color="#000000" officeooo:rsid="0027d4c1" officeooo:paragraph-rsid="0027d4c1" fo:background-color="#dddddd"/>
    </style:style>
    <style:style style:name="P21" style:family="paragraph" style:parent-style-name="Standard">
      <style:paragraph-properties fo:text-align="end" style:justify-single-word="false"/>
      <style:text-properties fo:color="#000000" officeooo:rsid="0027db06" officeooo:paragraph-rsid="0027db06" fo:background-color="#dddddd"/>
    </style:style>
    <style:style style:name="P22" style:family="paragraph" style:parent-style-name="Standard">
      <style:paragraph-properties fo:text-align="end" style:justify-single-word="false"/>
      <style:text-properties fo:color="#000000" officeooo:rsid="0021e15f" officeooo:paragraph-rsid="0021e15f"/>
    </style:style>
    <style:style style:name="P23" style:family="paragraph" style:parent-style-name="Standard">
      <style:paragraph-properties fo:text-align="end" style:justify-single-word="false"/>
      <style:text-properties fo:color="#000000" officeooo:rsid="0027d4c1" officeooo:paragraph-rsid="0027d4c1" fo:background-color="#ffffff"/>
    </style:style>
    <style:style style:name="P24" style:family="paragraph" style:parent-style-name="Standard">
      <style:paragraph-properties fo:text-align="start" style:justify-single-word="false"/>
      <style:text-properties fo:color="#000000" officeooo:rsid="0027db06" officeooo:paragraph-rsid="0027db06" fo:background-color="#ffffff"/>
    </style:style>
    <style:style style:name="P25" style:family="paragraph" style:parent-style-name="Standard">
      <style:paragraph-properties fo:text-align="end" style:justify-single-word="false"/>
      <style:text-properties officeooo:paragraph-rsid="00236122"/>
    </style:style>
    <style:style style:name="P26" style:family="paragraph" style:parent-style-name="Standard">
      <style:paragraph-properties fo:text-align="start" style:justify-single-word="false"/>
      <style:text-properties officeooo:paragraph-rsid="0015c648" fo:background-color="#dddddd"/>
    </style:style>
    <style:style style:name="P27" style:family="paragraph" style:parent-style-name="Standard">
      <style:paragraph-properties fo:text-align="start" style:justify-single-word="false"/>
      <style:text-properties officeooo:paragraph-rsid="00236122" fo:background-color="#dddddd"/>
    </style:style>
    <style:style style:name="P28" style:family="paragraph" style:parent-style-name="Standard">
      <style:text-properties officeooo:paragraph-rsid="0015c648" fo:background-color="#dddddd"/>
    </style:style>
    <style:style style:name="P29" style:family="paragraph" style:parent-style-name="Standard">
      <style:paragraph-properties fo:text-align="start" style:justify-single-word="false"/>
      <style:text-properties officeooo:paragraph-rsid="0015c648" fo:background-color="#ffffff"/>
    </style:style>
    <style:style style:name="P30" style:family="paragraph" style:parent-style-name="Standard">
      <style:paragraph-properties fo:text-align="start" style:justify-single-word="false"/>
      <style:text-properties officeooo:rsid="0015d6ae" officeooo:paragraph-rsid="0015d6ae" fo:background-color="#ffffff"/>
    </style:style>
    <style:style style:name="P31" style:family="paragraph" style:parent-style-name="Standard">
      <style:text-properties officeooo:paragraph-rsid="001b1ff5"/>
    </style:style>
    <style:style style:name="P32" style:family="paragraph" style:parent-style-name="Standard">
      <style:paragraph-properties fo:text-align="end" style:justify-single-word="false"/>
      <style:text-properties officeooo:rsid="002689be" officeooo:paragraph-rsid="002689be"/>
    </style:style>
    <style:style style:name="P33" style:family="paragraph" style:parent-style-name="Standard">
      <style:text-properties officeooo:paragraph-rsid="0027d4c1"/>
    </style:style>
    <style:style style:name="P34" style:family="paragraph" style:parent-style-name="Standard" style:master-page-name="Standard">
      <style:paragraph-properties style:page-number="auto"/>
      <style:text-properties officeooo:paragraph-rsid="0015c648"/>
    </style:style>
    <style:style style:name="T1" style:family="text">
      <style:text-properties fo:color="#000000"/>
    </style:style>
    <style:style style:name="T2" style:family="text">
      <style:text-properties fo:color="#000000" officeooo:rsid="004ed6a5"/>
    </style:style>
    <style:style style:name="T3" style:family="text">
      <style:text-properties fo:color="#000000" officeooo:rsid="004eb2bc"/>
    </style:style>
    <style:style style:name="T4" style:family="text">
      <style:text-properties fo:color="#000000" officeooo:rsid="003139f6"/>
    </style:style>
    <style:style style:name="T5" style:family="text">
      <style:text-properties fo:color="#000000" officeooo:rsid="00179438"/>
    </style:style>
    <style:style style:name="T6" style:family="text">
      <style:text-properties fo:color="#000000" officeooo:rsid="00477e9c"/>
    </style:style>
    <style:style style:name="T7" style:family="text">
      <style:text-properties fo:color="#000000" officeooo:rsid="004f8b23"/>
    </style:style>
    <style:style style:name="T8" style:family="text">
      <style:text-properties fo:color="#000000" officeooo:rsid="0034e4f2"/>
    </style:style>
    <style:style style:name="T9" style:family="text">
      <style:text-properties fo:color="#000000" officeooo:rsid="0032ec01"/>
    </style:style>
    <style:style style:name="T10" style:family="text">
      <style:text-properties fo:color="#000000" officeooo:rsid="0048b209"/>
    </style:style>
    <style:style style:name="T11" style:family="text">
      <style:text-properties fo:color="#000000" officeooo:rsid="002155af"/>
    </style:style>
    <style:style style:name="T12" style:family="text">
      <style:text-properties fo:color="#000000" officeooo:rsid="00496bd7"/>
    </style:style>
    <style:style style:name="T13" style:family="text">
      <style:text-properties fo:color="#000000" officeooo:rsid="00184125"/>
    </style:style>
    <style:style style:name="T14" style:family="text">
      <style:text-properties fo:color="#000000" officeooo:rsid="0019780f"/>
    </style:style>
    <style:style style:name="T15" style:family="text">
      <style:text-properties fo:color="#000000" officeooo:rsid="00336642"/>
    </style:style>
    <style:style style:name="T16" style:family="text">
      <style:text-properties fo:color="#000000" officeooo:rsid="001a3742"/>
    </style:style>
    <style:style style:name="T17" style:family="text">
      <style:text-properties fo:color="#000000" officeooo:rsid="0023312d"/>
    </style:style>
    <style:style style:name="T18" style:family="text">
      <style:text-properties fo:color="#000000" officeooo:rsid="0051b2d4"/>
    </style:style>
    <style:style style:name="T19" style:family="text">
      <style:text-properties fo:color="#000000" officeooo:rsid="00497289"/>
    </style:style>
    <style:style style:name="T20" style:family="text">
      <style:text-properties fo:color="#000000" officeooo:rsid="0055f3b4"/>
    </style:style>
    <style:style style:name="T21" style:family="text">
      <style:text-properties fo:color="#000000" officeooo:rsid="004cd29e"/>
    </style:style>
    <style:style style:name="T22" style:family="text">
      <style:text-properties fo:color="#000000" officeooo:rsid="00570a72"/>
    </style:style>
    <style:style style:name="T23" style:family="text">
      <style:text-properties fo:color="#000000" officeooo:rsid="001b4c13"/>
    </style:style>
    <style:style style:name="T24" style:family="text">
      <style:text-properties fo:color="#000000" officeooo:rsid="0052ace6"/>
    </style:style>
    <style:style style:name="T25" style:family="text">
      <style:text-properties fo:color="#000000" officeooo:rsid="001deedd"/>
    </style:style>
    <style:style style:name="T26" style:family="text">
      <style:text-properties fo:color="#000000" officeooo:rsid="00506f4b"/>
    </style:style>
    <style:style style:name="T27" style:family="text">
      <style:text-properties fo:color="#000000" officeooo:rsid="004ff493"/>
    </style:style>
    <style:style style:name="T28" style:family="text">
      <style:text-properties fo:color="#000000" officeooo:rsid="003a4d60"/>
    </style:style>
    <style:style style:name="T29" style:family="text">
      <style:text-properties fo:color="#000000" officeooo:rsid="001cca27"/>
    </style:style>
    <style:style style:name="T30" style:family="text">
      <style:text-properties fo:color="#000000" officeooo:rsid="003b0b85"/>
    </style:style>
    <style:style style:name="T31" style:family="text">
      <style:text-properties fo:color="#000000" officeooo:rsid="001f7316"/>
    </style:style>
    <style:style style:name="T32" style:family="text">
      <style:text-properties fo:color="#000000" officeooo:rsid="00518db6"/>
    </style:style>
    <style:style style:name="T33" style:family="text">
      <style:text-properties fo:color="#000000" officeooo:rsid="0051d4ed"/>
    </style:style>
    <style:style style:name="T34" style:family="text">
      <style:text-properties fo:color="#000000" style:font-name="Liberation Serif" fo:font-size="12pt" fo:background-color="#dddddd" loext:char-shading-value="0" style:font-name-asian="Times New Roman" style:font-size-asian="12pt" style:language-asian="de" style:country-asian="DE" style:font-name-complex="Helvetica" style:font-size-complex="12pt"/>
    </style:style>
    <style:style style:name="T35" style:family="text">
      <style:text-properties fo:color="#000000" officeooo:rsid="0015c648"/>
    </style:style>
    <style:style style:name="T36" style:family="text">
      <style:text-properties fo:color="#000000" officeooo:rsid="005688de"/>
    </style:style>
    <style:style style:name="T37" style:family="text">
      <style:text-properties fo:color="#000000" officeooo:rsid="0053c42e"/>
    </style:style>
    <style:style style:name="T38" style:family="text">
      <style:text-properties fo:color="#000000" officeooo:rsid="003cdafc"/>
    </style:style>
    <style:style style:name="T39" style:family="text">
      <style:text-properties fo:color="#000000" officeooo:rsid="003e9520"/>
    </style:style>
    <style:style style:name="T40" style:family="text">
      <style:text-properties fo:color="#000000" officeooo:rsid="003f431b"/>
    </style:style>
    <style:style style:name="T41" style:family="text">
      <style:text-properties fo:color="#000000" officeooo:rsid="00411a24"/>
    </style:style>
    <style:style style:name="T42" style:family="text">
      <style:text-properties fo:color="#000000" officeooo:rsid="0042d5f6"/>
    </style:style>
    <style:style style:name="T43" style:family="text">
      <style:text-properties fo:color="#000000" officeooo:rsid="0015d6ae" fo:background-color="#ffffff" loext:char-shading-value="0"/>
    </style:style>
    <style:style style:name="T44" style:family="text">
      <style:text-properties fo:color="#000000" fo:background-color="#ffffff" loext:char-shading-value="0"/>
    </style:style>
    <style:style style:name="T45" style:family="text">
      <style:text-properties fo:color="#000000" officeooo:rsid="00167aba" fo:background-color="#ffffff" loext:char-shading-value="0"/>
    </style:style>
    <style:style style:name="T46" style:family="text">
      <style:text-properties fo:color="#000000" officeooo:rsid="00189e9e" fo:background-color="#ffffff" loext:char-shading-value="0"/>
    </style:style>
    <style:style style:name="T47" style:family="text">
      <style:text-properties fo:color="#000000" officeooo:rsid="00198d84" fo:background-color="#ffffff" loext:char-shading-value="0"/>
    </style:style>
    <style:style style:name="T48" style:family="text">
      <style:text-properties fo:color="#000000" officeooo:rsid="0016cb6a"/>
    </style:style>
    <style:style style:name="T49" style:family="text">
      <style:text-properties fo:color="#000000" officeooo:rsid="00183a6c"/>
    </style:style>
    <style:style style:name="T50" style:family="text">
      <style:text-properties fo:color="#000000" officeooo:rsid="0015c648" fo:background-color="#dddddd" loext:char-shading-value="0"/>
    </style:style>
    <style:style style:name="T51" style:family="text">
      <style:text-properties fo:color="#000000" officeooo:rsid="00183a6c" fo:background-color="#dddddd" loext:char-shading-value="0"/>
    </style:style>
    <style:style style:name="T52" style:family="text">
      <style:text-properties fo:color="#000000" officeooo:rsid="001e1d14" fo:background-color="#dddddd" loext:char-shading-value="0"/>
    </style:style>
    <style:style style:name="T53" style:family="text">
      <style:text-properties fo:color="#000000" officeooo:rsid="0027db06" fo:background-color="#dddddd" loext:char-shading-value="0"/>
    </style:style>
    <style:style style:name="T54" style:family="text">
      <style:text-properties fo:color="#000000" officeooo:rsid="001dd83b"/>
    </style:style>
    <style:style style:name="T55" style:family="text">
      <style:text-properties fo:color="#000000" officeooo:rsid="001e1d14"/>
    </style:style>
    <style:style style:name="T56" style:family="text">
      <style:text-properties fo:color="#000000" officeooo:rsid="0021e15f"/>
    </style:style>
    <style:style style:name="T57" style:family="text">
      <style:text-properties fo:color="#000000" officeooo:rsid="00236122"/>
    </style:style>
    <style:style style:name="T58" style:family="text">
      <style:text-properties fo:color="#000000" officeooo:rsid="002689be"/>
    </style:style>
    <style:style style:name="T59" style:family="text">
      <style:text-properties fo:color="#000000" officeooo:rsid="0027d4c1"/>
    </style:style>
    <style:style style:name="T60" style:family="text">
      <style:text-properties style:font-name-complex="Calibri"/>
    </style:style>
    <style:style style:name="T61" style:family="text">
      <style:text-properties officeooo:rsid="00184125"/>
    </style:style>
    <style:style style:name="T62" style:family="text">
      <style:text-properties officeooo:rsid="001deedd"/>
    </style:style>
    <style:style style:name="T63" style:family="text">
      <style:text-properties officeooo:rsid="0051d4ed"/>
    </style:style>
    <style:style style:name="T64" style:family="text">
      <style:text-properties style:font-name="Liberation Serif" fo:background-color="#dddddd" loext:char-shading-value="0" style:font-name-complex="Calibri"/>
    </style:style>
    <style:style style:name="T65" style:family="text">
      <style:text-properties fo:font-variant="normal" fo:text-transform="none" fo:color="#dcddde" style:font-name="Whitney" fo:font-size="12pt" fo:letter-spacing="normal" fo:font-style="normal" fo:font-weight="normal" fo:background-color="#dddddd" loext:char-shading-value="0"/>
    </style:style>
    <style:style style:name="T66" style:family="text">
      <style:text-properties fo:font-variant="normal" fo:text-transform="none" fo:color="#000000" style:font-name="Liberation Serif" fo:font-size="12pt" fo:letter-spacing="normal" fo:font-style="normal" fo:font-weight="normal" fo:background-color="#dddddd" loext:char-shading-value="0"/>
    </style:style>
    <style:style style:name="T67" style:family="text">
      <style:text-properties fo:font-variant="normal" fo:text-transform="none" fo:color="#000000" style:font-name="Liberation Serif" fo:font-size="12pt" fo:letter-spacing="normal" fo:font-style="normal" fo:font-weight="normal" officeooo:rsid="001d1a8e" fo:background-color="#dddddd" loext:char-shading-value="0"/>
    </style:style>
    <style:style style:name="T68" style:family="text">
      <style:text-properties fo:font-variant="normal" fo:text-transform="none" fo:color="#000000" style:font-name="Liberation Serif" fo:font-size="12pt" fo:letter-spacing="normal" fo:font-style="normal" fo:font-weight="normal" officeooo:rsid="001e1d14" fo:background-color="#dddddd" loext:char-shading-value="0"/>
    </style:style>
    <style:style style:name="T69" style:family="text">
      <style:text-properties fo:font-variant="normal" fo:text-transform="none" fo:color="#000000" style:font-name="Liberation Serif" fo:font-size="12pt" fo:letter-spacing="normal" fo:font-style="normal" fo:font-weight="normal" officeooo:rsid="00207289" fo:background-color="#dddddd" loext:char-shading-value="0"/>
    </style:style>
    <style:style style:name="T70" style:family="text">
      <style:text-properties fo:font-variant="normal" fo:text-transform="none" fo:color="#000000" style:font-name="Liberation Serif" fo:font-size="12pt" fo:letter-spacing="normal" fo:font-style="normal" fo:font-weight="normal" officeooo:rsid="002547da" fo:background-color="#dddddd" loext:char-shading-value="0"/>
    </style:style>
    <style:style style:name="T71" style:family="text">
      <style:text-properties fo:background-color="#dddddd" loext:char-shading-value="0" style:font-name-complex="Calibri"/>
    </style:style>
    <style:style style:name="T72" style:family="text">
      <style:text-properties officeooo:rsid="001d1a8e" fo:background-color="#dddddd" loext:char-shading-value="0" style:font-name-complex="Calibri"/>
    </style:style>
    <style:style style:name="T73" style:family="text">
      <style:text-properties officeooo:rsid="00207289" fo:background-color="#dddddd" loext:char-shading-value="0" style:font-name-complex="Calibri"/>
    </style:style>
    <style:style style:name="T74" style:family="text">
      <style:text-properties fo:background-color="#dddddd" loext:char-shading-value="0"/>
    </style:style>
    <style:style style:name="T75" style:family="text">
      <style:text-properties officeooo:rsid="00207289" fo:background-color="#dddddd" loext:char-shading-value="0"/>
    </style:style>
    <style:style style:name="T76" style:family="text">
      <style:text-properties officeooo:rsid="0021e15f" fo:background-color="#dddddd" loext:char-shading-value="0"/>
    </style:style>
    <style:style style:name="T77" style:family="text">
      <style:text-properties officeooo:rsid="002547da" fo:background-color="#dddddd" loext:char-shading-value="0"/>
    </style:style>
    <style:style style:name="T78" style:family="text">
      <style:text-properties officeooo:rsid="001fa1b2"/>
    </style:style>
    <style:style style:name="T79" style:family="text">
      <style:text-properties officeooo:rsid="0021e15f"/>
    </style:style>
    <style:style style:name="T80" style:family="text">
      <style:text-properties officeooo:rsid="002689be"/>
    </style:style>
    <style:style style:name="T81" style:family="text">
      <style:text-properties officeooo:rsid="0027db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34">[Toni – Einleitung] </text:span><text:span text:style-name="T64">Mo</text:span><text:span text:style-name="T71">de Beetz, ein Geschenkeladen, ein Bäcker sowie ein Fleischer am Markt – das Teehaus in der alten Burgstraße 9 - ein Zeitschriftenhandel und ein Jeansladen beim Megacenter - und viele weitere stationäre Läden schlossen in Schleusingen im Verlauf der letzten Jahre. Nebenbei wird der Onlinehandel immer populärer und spielt eine immer größere rolle im leben von menschen, vorallem der jungen generation. Da stellt sich natürlich die frage, ob der onlinehandel den rückgang von stationäre unternehmen beeinflusst, und falls ja, warum nun konsumenten vermehrt den onlinekauf wählen. Außerdem haben wir un</text:span><text:span text:style-name="T72">s</text:span><text:span text:style-name="T71"> im rahmen unserer arbeit vorgenommen, herauszufinden, was man gegen das aussterben von diesen lokalen firmen, was ja vorallem auf dem land auftritt, machen kann. </text:span><text:span text:style-name="T73">0:53</text:span></text:p>
      <text:p text:style-name="P28"><text:span text:style-name="T60"/></text:p>
      <text:p text:style-name="P31"><text:span text:style-name="T71">[T1] </text:span><text:span text:style-name="T74">Der Onlinehandel hat 3 verschiedene Wurzeln. Einerseits die erste Transaktion die über das Netz abgewickelt worden ist. Stanford-Studenten haben eine Tüte Marihuana von Studenten aus Massachusetts um 1970 erworben. Andererseits kann man auch die erste Transaktion auf einen Onlinemarktplatz als die Wurzel ansehen. Dabei wurde der Fernseher einer 73-jährigen Engländerin als Pilotenprojekt umgebaut. Dadurch war es ihr möglich von ihren lokalen Tesco Lebensmittel bestellen konnte. Die erste Bestellung der älteren Dame war Margarine, Eier und Cornflakes. Der Grundstein wurde, aber nach der Meinung vieler, durch die erste Transaktion auf einen offiziellen Netmarket, gelegt. Es wurde eine CD der Band Sting mit dem Namen „Ten Summoner´s Tales.“</text:span></text:p>
      <text:p text:style-name="P31"><text:span text:style-name="T65"/></text:p>
      <text:p text:style-name="P31"><text:span text:style-name="T66">Natürlich ist der Launch von Amazon im Jahr 1995 ein großer Meilenstein in der Geschichte des </text:span><text:span text:style-name="T68">E-commerce</text:span><text:span text:style-name="T66">. Das Unternehmen ist </text:span><text:span text:style-name="T67">ein</text:span><text:span text:style-name="T66"> Onlinegigant und für die meisten Personen das Gesicht des Onlinehandels. Anfangs war es nur zum Verkauf von Büchern gedacht, expandierte jedoch so schnell auf alle weiteren Branchen, dass der Aufstieg nahezu unaufhaltsam war. PayPal als Bezahlungsmittel hat den Kauf auf Websiten sicher wie nie gemacht und die Meinung bei vielen Kunden, die bis jetzt noch keine Onlinekunden waren, geändert. Der letzte große Meilenstein des Onlinehandels ist die Einführung </text:span><text:span text:style-name="T67">der</text:span><text:span text:style-name="T66"> Werbung von Google, das sogenannte Google AdWords, was es Unternehmen möglich macht Adspaces auf Google seiten zu kaufen. Einerseits können sie in der Liste der Suchergebnisse aufsteigen als auch extra Anzeigen kaufen die am Anfang einer Suchergebnisseite stehen. </text:span><text:span text:style-name="T69">2:</text:span><text:span text:style-name="T70">56</text:span></text:p>
      <text:p text:style-name="P28"/>
      <text:p text:style-name="P1"><text:span text:style-name="T74">[statistik] Über die jahre wurde der onlinehandel immer populärer, und heutzutage ist es nichts besonderes mehr, online zu bestellen. An dieser statistik kann man das steigende wachstum des onlinehandels erkennen, ab 2017 sollen pro jahr rund 2 millionen konsumenten mehr online kaufen, jedoch </text:span><text:span text:style-name="T76">soll</text:span><text:span text:style-name="T74"> dieses wachstum ab</text:span><text:span text:style-name="T75"> den</text:span><text:span text:style-name="T74"> jahre</text:span><text:span text:style-name="T75">n</text:span><text:span text:style-name="T74"> nach 2020 </text:span><text:span text:style-name="T76">fallen</text:span><text:span text:style-name="T74">. Ein möglicher grund dafür ist dass ein teil deutschlands <text:s/>keine ausreichende digitale infrastruktur besitzt oder in armut lebt. </text:span><text:span text:style-name="T75">3:</text:span><text:span text:style-name="T77">28</text:span></text:p>
      <text:p text:style-name="P1"/>
      <text:p text:style-name="P1"/>
      <text:p text:style-name="P1"/>
      <text:p text:style-name="P1"><text:span text:style-name="T3">[1F]<text:tab/></text:span><text:span text:style-name="T4">Bei starken Expansionen, Onlinehandel letzten </text:span><text:span text:style-name="T5">J u JZ</text:span><text:span text:style-name="T4"> gezeigt hat, Frage: Wieso?</text:span></text:p>
      <text:p text:style-name="P4">Als Antwort mehrere Gründe aufführen: In erster Linie wäre da preisliche Vorteil</text:p>
      <text:p text:style-name="P5">OnlineU meist geringere fixkosten, bsp standortfaktor weniger relevant, </text:p>
      <text:p text:style-name="P5">&gt; plätze außerhalb von städten wählen, geringere miete</text:p>
      <text:p text:style-name="P1"><text:span text:style-name="T6">Dieser Faktor besonders bei wenig solventen </text:span><text:span text:style-name="T7">Käufern</text:span><text:span text:style-name="T6">hohen einfluss</text:span></text:p>
      <text:p text:style-name="P1"><text:span text:style-name="T6"><text:s text:c="3"/>zu denen größtenteils </text:span><text:span text:style-name="T5">Gen Z</text:span><text:span text:style-name="T4"> </text:span><text:span text:style-name="T6">zählen</text:span><text:span text:style-name="T5">(K, J, E-23)</text:span></text:p>
      <text:p text:style-name="P1"><text:span text:style-name="T6">Dass diese nun vermehrt online bestellen, hat</text:span><text:span text:style-name="T4"> sich </text:span><text:span text:style-name="T5">SchülerU</text:span><text:span text:style-name="T4"> bestätigt </text:span></text:p>
      <text:p text:style-name="P1"><text:span text:style-name="T4"><text:s text:c="3"/></text:span><text:span text:style-name="T8">64% </text:span><text:span text:style-name="T5">d </text:span><text:span text:style-name="T8">schüler, preissensible bezeichneten, bevorzugten onlinehandel gegenüber dem station</text:span><text:span text:style-name="T5">ä</text:span><text:span text:style-name="T8">ren</text:span></text:p>
      <text:p text:style-name="P1"><text:span text:style-name="T8"><text:s text:c="3"/></text:span><text:span text:style-name="T5">bei den S nicht preissensibel 43%</text:span></text:p>
      <text:p text:style-name="P6">Zudem weitere Vorteile, vorallem für jugendliche attraktiv</text:p>
      <text:p text:style-name="P6"><text:s/></text:p>
      <text:p text:style-name="P6"><text:s text:c="3"/>Einerseits die Bequemlichkeit und zeitliche Vorteil</text:p>
      <text:p text:style-name="P1"><text:soft-page-break/><text:span text:style-name="T9">B</text:span><text:span text:style-name="T6">esonders im ländl Bereich liegen Einkaufsmöglichkeiten oft kilometerweit entfernt </text:span></text:p>
      <text:p text:style-name="P7"><text:s text:c="3"/>Klar kann man mal mit Familie einkaufen gehen oder Bus</text:p>
      <text:p text:style-name="P7"><text:s text:c="3"/>unmöglich nicht, aber umständlich</text:p>
      <text:p text:style-name="P7"><text:s text:c="3"/>selbst für die, Fahrprüfung hinter sich, kostet es immer noch Zeit und Geld, stationär einzukaufen</text:p>
      <text:p text:style-name="P7">Außerdem nicht immer das gewünschte Produkt stationär verfügbar</text:p>
      <text:p text:style-name="P7"><text:s text:c="3"/>teilw. mit leeren händen nach hause</text:p>
      <text:p text:style-name="P7"/>
      <text:p text:style-name="P1"><text:span text:style-name="T10">Zudem </text:span><text:span text:style-name="T11">gibt</text:span><text:span text:style-name="T10"> beim </text:span><text:span text:style-name="T11">OH</text:span><text:span text:style-name="T10"> deutlich größere auswahl bis auf Käufer angepasste Produkte</text:span><text:span text:style-name="T5">(tshirts)</text:span></text:p>
      <text:p text:style-name="P1"><text:span text:style-name="T10"><text:s text:c="3"/>Das </text:span><text:span text:style-name="T5">Ga</text:span><text:span text:style-name="T10">nze ermöglicht durch tatsache, viele Onlinehändler paralelProdukte anbieten</text:span></text:p>
      <text:p text:style-name="P1"><text:span text:style-name="T10"><text:s text:c="3"/>Online nächste Website nur </text:span><text:span text:style-name="T5">1</text:span><text:span text:style-name="T10"> klick entfernt </text:span></text:p>
      <text:p text:style-name="P7"><text:s text:c="3"/>stationär lohn es selten, mehrere Händler auf Suche nach besten Produkt besuchen<text:tab/><text:tab/> <text:s text:c="4"/><text:span text:style-name="T79">5.</text:span><text:span text:style-name="T80">37</text:span></text:p>
      <text:p text:style-name="P1"><text:span text:style-name="T5">&gt; d</text:span><text:span text:style-name="T10">urch große auswahl bei einigen O-Käufern komplett neues Konsumverhalten </text:span></text:p>
      <text:p text:style-name="P1"><text:span text:style-name="T12"><text:s/>stationären üblich, erst </text:span><text:span text:style-name="T13">A</text:span><text:span text:style-name="T12">, </text:span><text:span text:style-name="T13">und</text:span><text:span text:style-name="T12"> danach das zu kaufende </text:span><text:span text:style-name="T13">P</text:span><text:span text:style-name="T12"> auszuwählen</text:span></text:p>
      <text:p text:style-name="P1"><text:span text:style-name="T13">&gt; </text:span><text:span text:style-name="T12">jedoch hat </text:span><text:span text:style-name="T13">OH</text:span><text:span text:style-name="T12"> verhalten invertiert </text:span></text:p>
      <text:p text:style-name="P1"><text:span text:style-name="T12"><text:s text:c="3"/>O-Käufer wählen meist nach eigener recherche </text:span><text:span text:style-name="T13">W</text:span><text:span text:style-name="T12">unschprodukt, sehen sich </text:span><text:span text:style-name="T13">nach mögl</text:span><text:span text:style-name="T12"> Verkaufern um</text:span></text:p>
      <text:p text:style-name="P1"><text:span text:style-name="T12"><text:s text:c="3"/></text:span><text:span text:style-name="T14">&gt; tlw. Besser passende produkte</text:span></text:p>
      <text:p text:style-name="P8"/>
      <text:p text:style-name="P8">Neben <text:span text:style-name="T61">diesen H</text:span>auptvorteilen natürlich auch <text:span text:style-name="T61">R</text:span>eihe von <text:span text:style-name="T61">Arg.</text:span> Gegen <text:span text:style-name="T61">O</text:span>nlinekauf</text:p>
      <text:p text:style-name="P8"><text:span text:style-name="T61">&gt; </text:span>einerseits wären da <text:span text:style-name="T61">V</text:span>orteile des stat. <text:span text:style-name="T61">H</text:span>, später </text:p>
      <text:p text:style-name="P1"><text:span text:style-name="T13">&gt;</text:span><text:span text:style-name="T12"> aber auch moralische gründe, </text:span><text:span text:style-name="T14">nicht online</text:span><text:span text:style-name="T12"> zu kaufen. </text:span></text:p>
      <text:p text:style-name="P22">6:<text:span text:style-name="T80">23</text:span></text:p>
      <text:p text:style-name="P2"><text:span text:style-name="T3">[2F]<text:tab/></text:span><text:span text:style-name="T15">Beispielsweise kaufen insbesondere </text:span><text:span text:style-name="T16">Ü50</text:span><text:span text:style-name="T15"> aus Gründen Umweltv</text:span><text:span text:style-name="T17">schutz</text:span><text:span text:style-name="T15"> </text:span><text:span text:style-name="T18">nur </text:span><text:span text:style-name="T15">stationär <text:s text:c="3"/></text:span></text:p>
      <text:p text:style-name="P2"><text:span text:style-name="T15"><text:s text:c="3"/></text:span><text:span text:style-name="T19">Klingt ja auch logisch, mehr lieferwagen fahren umher, dementsprechend gibt es auch mehr </text:span><text:span text:style-name="T16">E</text:span><text:span text:style-name="T19">mission <text:s/></text:span></text:p>
      <text:p text:style-name="P2"><text:span text:style-name="T19"><text:s text:c="3"/>Jedoch muss vorallem auf land, um stationär einzukaufen, oft auch erst in stadt gefahren</text:span><text:span text:style-name="T20"> </text:span></text:p>
      <text:p text:style-name="P2"><text:span text:style-name="T16">trotzdem</text:span><text:span text:style-name="T21"> könnte unter bestimmten Vorraussetzungen der </text:span><text:span text:style-name="T16">OH</text:span><text:span text:style-name="T21"> zu enormen Emiss.einsparungen führen</text:span></text:p>
      <text:p text:style-name="P2"><text:span text:style-name="T21"><text:s text:c="3"/>und zwar wenn lokale händler nebenbei </text:span><text:span text:style-name="T16">ihre</text:span><text:span text:style-name="T21"> produkte zusätzlich versenden</text:span></text:p>
      <text:p text:style-name="P2"><text:span text:style-name="T21">Jedoch </text:span><text:span text:style-name="T3">ist Annahme, vorallem in nähreen zukunft nicht realistisch</text:span></text:p>
      <text:p text:style-name="P2"><text:span text:style-name="T22">Und da zurzeit O</text:span><text:span text:style-name="T23">H</text:span><text:span text:style-name="T22"> und stat.</text:span><text:span text:style-name="T23">U</text:span><text:span text:style-name="T22"> paralel verkaufen, erhöht sich natürlich emis</text:span><text:span text:style-name="T23">s.M</text:span><text:span text:style-name="T22">enge</text:span></text:p>
      <text:p text:style-name="P2"><text:span text:style-name="T23">&gt; </text:span><text:span text:style-name="T19">Also können wir These, dass </text:span><text:span text:style-name="T23">OH</text:span><text:span text:style-name="T19"> </text:span><text:span text:style-name="T2">Umwelt sch</text:span><text:span text:style-name="T23">adet</text:span><text:span text:style-name="T19"> verifizieren</text:span></text:p>
      <text:p text:style-name="P10"><text:s/></text:p>
      <text:p text:style-name="P2"><text:span text:style-name="T2">Auch wenn dieser ganze Onlinewandel ins</text:span><text:span text:style-name="T23">g.</text:span><text:span text:style-name="T2"> CO2-Emiss. </text:span><text:span text:style-name="T23">e</text:span><text:span text:style-name="T2">rhöht</text:span></text:p>
      <text:p text:style-name="P2"><text:span text:style-name="T2"><text:s text:c="3"/>gibt es auch einige Teilgebiete, in denen </text:span><text:span text:style-name="T54">das </text:span><text:span text:style-name="T2">Gegenteil der Fall</text:span></text:p>
      <text:p text:style-name="P32"><text:span text:style-name="T1">7:17</text:span></text:p>
      <text:p text:style-name="P2"><text:span text:style-name="T2"/></text:p>
      <text:p text:style-name="P2"><text:span text:style-name="T2"/></text:p>
      <text:p text:style-name="P26">[2T] <text:s text:c="3"/>Eines dieser Teilgebiete sind Hersteller - Bei ihnen hat <text:span text:style-name="T78">sich </text:span>insbesondere in den letzten Jahren die Verkaufsstruktur von B2B zu B2C geändert, sie verkaufen also nun meist direkt an Konsumenten, anstatt einen Umweg über weitere Vertriebsformen zu wählen</text:p>
      <text:p text:style-name="P26">Und das schadet besonders dem großhandel, der sich darauf spezialisiert hat, eben diese produkte aufzukaufen und an weitere unternehmen zum vertrieb zu verkaufen. Aber diese entwicklung schadet auch stationären händlern, da sie weniger produkte weiterverkaufen können.</text:p>
      <text:p text:style-name="P2"/>
      <text:p text:style-name="P2"/>
      <text:p text:style-name="P2"/>
      <text:p text:style-name="P1"><text:span text:style-name="T26">[3F]<text:tab/></text:span><text:span text:style-name="T7">Direktverkauf von Herstellern verursacht also immer mehr Probleme für stationäre Händler vielen ist das auch bewusst </text:span></text:p>
      <text:p text:style-name="P11">Beispielsweise haben mediamarkt und saturn, die ihre produkte fast ausschließlich von herstellern beziehen, als reaktion nun eigenmarke “OK” fokus geringe preise entwickelt</text:p>
      <text:p text:style-name="P11"/>
      <text:p text:style-name="P1"><text:soft-page-break/><text:span text:style-name="T27">Aber nicht nur Direktverkauf schadet stationären Handel, sondern auch steigende Zahl O-Verkäufen </text:span><text:span text:style-name="T28">Dabei wird es nun für stat.</text:span><text:span text:style-name="T29">H</text:span><text:span text:style-name="T28"> wichtig, </text:span><text:span text:style-name="T29">S</text:span><text:span text:style-name="T28">tärken </text:span><text:span text:style-name="T27">gegenüber dem </text:span><text:span text:style-name="T29">OH</text:span><text:span text:style-name="T28"> richtig auszuspielen <text:tab/><text:tab/> <text:s text:c="4"/></text:span><text:span text:style-name="T56">8:</text:span><text:span text:style-name="T58">30</text:span></text:p>
      <text:p text:style-name="P1"><text:span text:style-name="T28"><text:s text:c="3"/></text:span><text:span text:style-name="T30">Da gibt es beispielsweise </text:span><text:span text:style-name="T29">B</text:span><text:span text:style-name="T30">eratung, die es online an sich nicht gibt </text:span></text:p>
      <text:p text:style-name="P1"><text:span text:style-name="T30"><text:s text:c="3"/></text:span><text:span text:style-name="T29">&gt; </text:span><text:span text:style-name="T27">Konsumenten des </text:span><text:span text:style-name="T29">OH</text:span><text:span text:style-name="T27"> müssen sich beispielsweise selber informieren</text:span></text:p>
      <text:p text:style-name="P1"><text:span text:style-name="T27"><text:s text:c="3"/></text:span><text:span text:style-name="T29">&gt; </text:span><text:span text:style-name="T27">da bieten sich z</text:span><text:span text:style-name="T29">B</text:span><text:span text:style-name="T27"> </text:span><text:span text:style-name="T29">O</text:span><text:span text:style-name="T27">nl</text:span><text:span text:style-name="T29">i</text:span><text:span text:style-name="T27">ne-</text:span><text:span text:style-name="T29">F</text:span><text:span text:style-name="T27">oren o. ä. </text:span><text:span text:style-name="T29">A</text:span><text:span text:style-name="T27">n</text:span></text:p>
      <text:p text:style-name="P1"><text:span text:style-name="T27"><text:s text:c="3"/>jedoch nutzen diese ältere nur selten </text:span><text:span text:style-name="T29">+</text:span><text:span text:style-name="T27"> kaufen dementsprechend mehr stationär</text:span></text:p>
      <text:p text:style-name="P1"><text:span text:style-name="T27">Zum anderen gibt es auch noch</text:span><text:span text:style-name="T30"> direkte </text:span><text:span text:style-name="T29">V</text:span><text:span text:style-name="T30">erfügbarkeit</text:span></text:p>
      <text:p text:style-name="P1"><text:span text:style-name="T30"><text:s text:c="2"/>Kauf und </text:span><text:span text:style-name="T29">R</text:span><text:span text:style-name="T30">eklamationspreozess viel schneller</text:span></text:p>
      <text:p text:style-name="P12"><text:s text:c="2"/>zudem kann man produkt direkt betrachten und an/ausprobieren</text:p>
      <text:p text:style-name="P13">Dieser Vorteil trifft auf alle Altersgruppen zu, macht so insbesondere stat. Modegeschäfte attraktiv</text:p>
      <text:p text:style-name="P1"><text:span text:style-name="T27">Außerdem </text:span><text:span text:style-name="T29">bei</text:span><text:span text:style-name="T27"> stat. Kauf oft sicherer im vergleic</text:span><text:span text:style-name="T29">h</text:span><text:span text:style-name="T27"> </text:span><text:span text:style-name="T29">OH</text:span><text:span text:style-name="T27"> </text:span></text:p>
      <text:p text:style-name="P1"><text:span text:style-name="T27"><text:s text:c="2"/></text:span><text:span text:style-name="T25">i</text:span><text:span text:style-name="T27">m Internet kann man bei unvorsichtigem verhalten schnell opfer von betrug </text:span></text:p>
      <text:p text:style-name="P1"><text:span text:style-name="T27"><text:s text:c="2"/></text:span><text:span text:style-name="T31">außerdem</text:span><text:span text:style-name="T27"> online mehr Artikel mit schlechter qualität</text:span></text:p>
      <text:p text:style-name="P1"><text:span text:style-name="T27"><text:s text:c="3"/></text:span><text:span text:style-name="T25">&gt; </text:span><text:span text:style-name="T27">da Händlerreputation geringeren Einfluss als stationären Bereich</text:span></text:p>
      <text:p text:style-name="P14">Das sind auch wieder Vorteile, für ältere relevant </text:p>
      <text:p text:style-name="P1"><text:span text:style-name="T26"><text:s text:c="2"/>da</text:span><text:span text:style-name="T27"> meist aufgrund höhere Solvenz mehr Wert auf Qualität als einen geringen Preis </text:span></text:p>
      <text:p text:style-name="P1"><text:span text:style-name="T27"><text:s text:c="2"/></text:span><text:span text:style-name="T26">und tlw. Sich wenig mit Online-Bestellungen auskennen</text:span></text:p>
      <text:p text:style-name="P15"/>
      <text:p text:style-name="P1"><text:span text:style-name="T30">W</text:span><text:span text:style-name="T26">enn man nun Vorteile von </text:span><text:span text:style-name="T25">OH</text:span><text:span text:style-name="T26"> mit denen des </text:span><text:span text:style-name="T25">stat.</text:span><text:span text:style-name="T26"> E</text:span><text:span text:style-name="T25">H</text:span><text:span text:style-name="T26"> vergleicht, stellt man fest</text:span></text:p>
      <text:p text:style-name="P14"><text:s text:c="3"/>dass insbesondere für jugendliche die des Onlinehandels klar überwiegen</text:p>
      <text:p text:style-name="P1"><text:span text:style-name="T26"><text:s text:c="3"/></text:span><text:span text:style-name="T25">f</text:span><text:span text:style-name="T26">ür </text:span><text:span text:style-name="T25">Ü50 </text:span><text:span text:style-name="T57">kann aber auch stationäre Handel durchaus relevant sein</text:span></text:p>
      <text:p text:style-name="P15">Da man im ländlichen Bereich mit deutlich steigenden Altersdurchschnitt rechnet</text:p>
      <text:p text:style-name="P1"><text:span text:style-name="T32"><text:s text:c="3"/>stellt sich für stat.</text:span><text:span text:style-name="T25">U</text:span><text:span text:style-name="T32"> natürlich Frage, </text:span></text:p>
      <text:p text:style-name="P1"><text:span text:style-name="T32"><text:s text:c="3"/></text:span><text:span text:style-name="T25">&gt; </text:span><text:span text:style-name="T32">ob heutige O-</text:span><text:span text:style-name="T25">K</text:span><text:span text:style-name="T32">äufer mit steigendem Alter wieder zum stat.</text:span><text:span text:style-name="T25">H</text:span><text:span text:style-name="T32"> wechseln</text:span></text:p>
      <text:p text:style-name="P1"><text:span text:style-name="T25">u</text:span><text:span text:style-name="T32">nd </text:span><text:span text:style-name="T18">das wird </text:span><text:span text:style-name="T32">wahrscheinlich nicht der </text:span><text:span text:style-name="T25">F</text:span><text:span text:style-name="T32">all</text:span></text:p>
      <text:p text:style-name="P1"><text:span text:style-name="T25">e</text:span><text:span text:style-name="T32">iner der hauptgründe, dass ältere personen nicht online einkaufen</text:span></text:p>
      <text:p text:style-name="P15"><text:s text:c="3"/>ist kaum Erfahrungen mit Online-Bestellprozess </text:p>
      <text:p text:style-name="P1"><text:span text:style-name="T25">&gt; d</text:span><text:span text:style-name="T18">ementsprechend sollte der stat.</text:span><text:span text:style-name="T25">EH </text:span><text:span text:style-name="T18">weiter mit sinkenden Nachfrage rechnen<text:tab/><text:tab/><text:tab/></text:span><text:span text:style-name="T56">10:</text:span><text:span text:style-name="T58">38</text:span></text:p>
      <text:p text:style-name="P9"/>
      <text:p text:style-name="P9"><text:span text:style-name="T62">j</text:span><text:span text:style-name="T63">edoch nicht komplette stat.</text:span><text:span text:style-name="T62">U-B</text:span><text:span text:style-name="T63">ereich betroffen </text:span></text:p>
      <text:p text:style-name="P2"><text:span text:style-name="T33"><text:s text:c="3"/>biespielsweise werden </text:span><text:span text:style-name="T25">U</text:span><text:span text:style-name="T33">, die viele Produkte FCMG-Gütergruppe verkaufen</text:span></text:p>
      <text:p text:style-name="P2"><text:span text:style-name="T33"><text:s text:c="3"/></text:span><text:span text:style-name="T25">&gt;</text:span><text:span text:style-name="T33"> kaum durch die Entwicklungen der letzten </text:span><text:span text:style-name="T25">JuJZ</text:span><text:span text:style-name="T33"> beeinflusst </text:span></text:p>
      <text:p text:style-name="P2"><text:span text:style-name="T33"><text:s text:c="3"/>FCMG </text:span><text:span text:style-name="T25">(...)</text:span><text:span text:style-name="T33">, heißt so viel wie Schnellebige Konsumgüter, produkte wie </text:span><text:span text:style-name="T24">zb lebensmittel</text:span><text:span text:style-name="T33"> </text:span></text:p>
      <text:p text:style-name="P2"><text:span text:style-name="T24">Diese kaum online gekauft, was sich auch in </text:span><text:span text:style-name="T25">S</text:span><text:span text:style-name="T24">chüler</text:span><text:span text:style-name="T25">U</text:span><text:span text:style-name="T24"> bestätigt hat <text:tab/><text:tab/><text:tab/><text:tab/></text:span><text:span text:style-name="T56">1</text:span><text:span text:style-name="T58">1:07</text:span></text:p>
      <text:p text:style-name="P16"><text:s text:c="3"/>146 von 147 der befragten gaben an</text:p>
      <text:p text:style-name="P2"><text:span text:style-name="T24"><text:s text:c="3"/></text:span><text:span text:style-name="T25">&gt; </text:span><text:span text:style-name="T24">beim Kauf von Nahrungsmitteln den stat.</text:span><text:span text:style-name="T25">H </text:span><text:span text:style-name="T24">zu bevorzugen </text:span></text:p>
      <text:p text:style-name="P2"><text:span text:style-name="T24"><text:s text:c="3"/></text:span><text:span text:style-name="T25">&gt; i</text:span><text:span text:style-name="T24">n anderen Kategorien wie Elektronikbranche oder Spielwaren überwiegt dagegen </text:span><text:span text:style-name="T25">OH</text:span></text:p>
      <text:p text:style-name="P2"><text:span text:style-name="T25"/></text:p>
      <text:p text:style-name="P25"><text:span text:style-name="T25">1</text:span><text:span text:style-name="T59">1:33</text:span></text:p>
      <text:p text:style-name="P2"><text:span text:style-name="T25"/></text:p>
      <text:p text:style-name="P26"><text:span text:style-name="T25">[3T] <text:s text:c="3"/>Denn eben diese Branchen sind auch online stark vertreten und es ist für konsumenten normal, produkte vorallem aus der elektronikbranche online zu kaufen. Außerdem werden die güter in diesen bereichen größtenteils direkt von herstellern bezogen. Durch den wandel von B2B zu B2C haben nun verkäufer in diesen branchen weniger möglichkeiten, produkte zu verkaufen. </text:span></text:p>
      <text:p text:style-name="P26"><text:span text:style-name="T25">Im gegensatz zum stationären einzelhandel und herstellern ist die dienstleistungsbranche kaum von den entwicklungen der letzten jahre betroffen. Klar gibt es änderungen im arbeitsprozess wie eine stärkere digitalisierung, jedoch ist sie allein durch das, was sie ausmacht, kaum ablösbar. Beispielsweise können friseure und ärzte nur mit direkten kundenkontakt ihre arbeit ausführem, und das geht eben nur stationär. </text:span></text:p>
      <text:p text:style-name="P20"><text:soft-page-break/>12:18</text:p>
      <text:p text:style-name="P26"><text:span text:style-name="T25">[statistik] <text:s text:c="3"/>Im bereich des stationären einzelhandels ist das aber meist nicht der fall, und somit ist der onlinehandel bis auf einzelne produktgebiete wie den FCMG durchaus ein</text:span><text:span text:style-name="T48">e</text:span><text:span text:style-name="T25"> konkurrenz. Dementsprechend fiel die anzahl der </text:span><text:span text:style-name="T35">Arbeitnehmer im deutschen stationären Handel</text:span><text:span text:style-name="T25"> in den letzten jahren. Es besteht aber auch die möglichkeit, dass diese veränderungen durch das aufkaufen von kleineren unternehmen durch großketten verstärkt wird. Außerdem kann auch das emmigrieren von unternehmen ins ausland ein möglicher grund sein. Was aber klar ist, ist dass stationäre unternehmen definitiv einen nachfragerückgang erleben. Junge personen kaufen mehr online ein – da bl</text:span><text:span text:style-name="T59">ei</text:span><text:span text:style-name="T25">ben nur noch ältere menschen als konstanter kundenpool. Da in ländlichen teilen deutschlands das durchschnittsalter auch in den nächsten jahren steigen soll, können stationäre unternehmen zumindest einige verluste vermeiden. Aufgrund ihrer Bedürfnisse kaufen diese kaum online ein, oftmals mit dem argument “dass arbeitsplätze verloren gehen, durch den verfall des stationären handels”</text:span></text:p>
      <text:p text:style-name="P26"><text:span text:style-name="T35"/></text:p>
      <text:p text:style-name="P20">13:29</text:p>
      <text:p text:style-name="P26"><text:span text:style-name="T35"/></text:p>
      <text:p text:style-name="P26"><text:span text:style-name="T35"/></text:p>
      <text:p text:style-name="P1"><text:span text:style-name="T37">[4F]<text:tab/></text:span><text:span text:style-name="T38">Und das </text:span><text:span text:style-name="T39">ist in erster Linie schwer zu beurteilen</text:span></text:p>
      <text:p text:style-name="P33"><text:span text:style-name="T39">Natürlich gehen Arbeitsplätze im stat. Bereich verloren </text:span></text:p>
      <text:p text:style-name="P33"><text:span text:style-name="T39"><text:s text:c="3"/></text:span><text:span text:style-name="T59">aber onlinehändler u lieferdienste suchen vermehrt nach arbeitern</text:span></text:p>
      <text:p text:style-name="P33"><text:span text:style-name="T39">-</text:span><text:span text:style-name="T59">&gt; </text:span><text:span text:style-name="T40">Arbeitsp</text:span><text:span text:style-name="T11">atz</text:span><text:span text:style-name="T40">zahl annährend gleich</text:span></text:p>
      <text:p text:style-name="P17"><text:s text:c="3"/>jedoch können einerseits stationäre arbeitskräfte nicht einfach zu lieferdiensten o. ä. Wechseln</text:p>
      <text:p text:style-name="P1"><text:span text:style-name="T40"><text:s text:c="3"/>außerdem gibt es zunehmend </text:span><text:span text:style-name="T11">P</text:span><text:span text:style-name="T40">robleme mit </text:span><text:span text:style-name="T11">A</text:span><text:span text:style-name="T40">rbeitsbedingungen der </text:span><text:span text:style-name="T11">O</text:span><text:span text:style-name="T40">nlineriesen </text:span></text:p>
      <text:p text:style-name="P1"><text:span text:style-name="T11">z</text:span><text:span text:style-name="T41">B hat </text:span><text:span text:style-name="T11">S</text:span><text:span text:style-name="T41">abrina </text:span><text:span text:style-name="T11">A</text:span><text:span text:style-name="T41">picella im </text:span><text:span text:style-name="T11">R.</text:span><text:span text:style-name="T41"> ihrer </text:span><text:span text:style-name="T11">S</text:span><text:span text:style-name="T41">tudie </text:span><text:span text:style-name="T11">A</text:span><text:span text:style-name="T41">rbeitsbed. von </text:span><text:span text:style-name="T11">L</text:span><text:span text:style-name="T41">eiharbeitern bei </text:span><text:span text:style-name="T11">A</text:span><text:span text:style-name="T41">mazon untersucht</text:span></text:p>
      <text:p text:style-name="P1"><text:span text:style-name="T41"><text:s text:c="2"/>beschrib sie als ständige </text:span><text:span text:style-name="T11">Ü</text:span><text:span text:style-name="T41">berwac</text:span><text:span text:style-name="T42">h</text:span><text:span text:style-name="T41">ung und </text:span><text:span text:style-name="T11">D</text:span><text:span text:style-name="T41">isziplinierung der </text:span><text:span text:style-name="T11">B</text:span><text:span text:style-name="T41">eschäftigten </text:span></text:p>
      <text:p text:style-name="P1"><text:span text:style-name="T42">Zusätzlich scheinen solche </text:span><text:span text:style-name="T11">A.</text:span><text:span text:style-name="T42">verhältnisse auch bei anderen großen </text:span><text:span text:style-name="T11">OH</text:span><text:span text:style-name="T42"> keine außname zu sein </text:span></text:p>
      <text:p text:style-name="P1"><text:span text:style-name="T11">&gt; </text:span><text:span text:style-name="T42">weshalb man These “Der O</text:span><text:span text:style-name="T11">H</text:span><text:span text:style-name="T42"> schadet den Arbeitsverhältnissen insgesamt” verifizieren kann</text:span></text:p>
      <text:p text:style-name="P25"><text:span text:style-name="T57">1</text:span><text:span text:style-name="T59">4:18</text:span></text:p>
      <text:p text:style-name="P18">Jedoch gibt es mittlerweile viel einflussreicheren faktor diesem gebiet: corona. </text:p>
      <text:p text:style-name="P18"/>
      <text:p text:style-name="P2"><text:span text:style-name="T37">[5F]<text:tab/></text:span><text:span text:style-name="T36">Stat. </text:span><text:span text:style-name="T11">U</text:span><text:span text:style-name="T36"> insbesondere i</text:span><text:span text:style-name="T11">m DLS</text:span><text:span text:style-name="T36"> fahren durch </text:span><text:span text:style-name="T11">V</text:span><text:span text:style-name="T36">irus enorme </text:span><text:span text:style-name="T11">V</text:span><text:span text:style-name="T36">erluste ein </text:span></text:p>
      <text:p text:style-name="P2"><text:span text:style-name="T36"><text:s text:c="3"/>stehen t</text:span><text:span text:style-name="T11">lw.</text:span><text:span text:style-name="T36"> vor </text:span><text:span text:style-name="T11">I</text:span><text:span text:style-name="T36">nsolvenz</text:span></text:p>
      <text:p text:style-name="P2"><text:span text:style-name="T36"><text:s text:c="3"/>da sie aufgrund von gesetzl. </text:span><text:span text:style-name="T11">S</text:span><text:span text:style-name="T36">chließungen keinen </text:span><text:span text:style-name="T11">U</text:span><text:span text:style-name="T36">msatz auf konst. </text:span><text:span text:style-name="T11">F</text:span><text:span text:style-name="T36">ixkosten machen </text:span></text:p>
      <text:p text:style-name="P2"><text:span text:style-name="T11">v</text:span><text:span text:style-name="T36">on diesem ganzen Dilemma bleiben nur Lebensmittelvertriebe verschont </text:span></text:p>
      <text:p text:style-name="P2"><text:span text:style-name="T36">Bei </text:span><text:span text:style-name="T11">OH</text:span><text:span text:style-name="T36"> ist bzgl der N</text:span><text:span text:style-name="T11">achfrage</text:span><text:span text:style-name="T36"> jedoch das </text:span><text:span text:style-name="T11">G</text:span><text:span text:style-name="T36">egenteil der Fall: </text:span></text:p>
      <text:p text:style-name="P2"><text:span text:style-name="T36"><text:s text:c="3"/></text:span><text:span text:style-name="T11">s</text:span><text:span text:style-name="T36">ie steigt deutlich</text:span></text:p>
      <text:p text:style-name="P2"><text:span text:style-name="T36"><text:s text:c="3"/>beispielsweise stellte </text:span><text:span text:style-name="T11">A</text:span><text:span text:style-name="T36">mazon im </text:span><text:span text:style-name="T11">F</text:span><text:span text:style-name="T36">rühjahr 20 knapp 200 000 neue </text:span><text:span text:style-name="T11">M</text:span><text:span text:style-name="T36">itarbeiter ein</text:span></text:p>
      <text:p text:style-name="P19">nebenbei sind aber in manchen Branchen weltweiten Lieferketten eingeschränkt</text:p>
      <text:p text:style-name="P2"><text:span text:style-name="T36"><text:s text:c="3"/></text:span><text:span text:style-name="T11">&gt; </text:span><text:span text:style-name="T36">O-</text:span><text:span text:style-name="T11">V</text:span><text:span text:style-name="T36">ersandhändler können nicht liefern</text:span></text:p>
      <text:p text:style-name="P29"><text:span text:style-name="T36">Laut </text:span><text:span text:style-name="T11">U</text:span><text:span text:style-name="T36">mfrage </text:span><text:span text:style-name="T11">H</text:span><text:span text:style-name="T36">ändlerbundes betrifft dieses </text:span><text:span text:style-name="T11">P</text:span><text:span text:style-name="T36">hänomen etwa 15% der </text:span><text:span text:style-name="T11">O-V</text:span><text:span text:style-name="T36">ersandhändler und marktplätze</text:span></text:p>
      <text:p text:style-name="P29"><text:span text:style-name="T35"/></text:p>
      <text:p text:style-name="P23">15:12</text:p>
      <text:p text:style-name="P29"><text:span text:style-name="T35"/></text:p>
      <text:p text:style-name="P27"><text:span text:style-name="T35">[5T] <text:s text:c="3"/>Jedoch sind stationäre untenehmen immer noch die größten verlierer. Gebiete wie die Elektroni</text:span><text:span text:style-name="T49">k</text:span><text:span text:style-name="T35">branche, die leicht durch den Onlinehandel ersetzbar sind, leiden hier besonders: Durch gesetzliche regelungen vorallem seit dem lockdown ab dezember machen diese besonders hohe verluste. Auch durch verpflichtete hygienekonzepte gibt es auch höhere ausgaben. Desto länger dieser zustand andauert, desto mehr schaden nehmen stationäre händler und desto mehr arbeitsplätze gehen verloren. Zu dem kommt, dass viele arbeiter zurzeit in leih und kurzarbeit sind, was vorallem die </text:span><text:soft-page-break/><text:span text:style-name="T35">abrbeiter selber beeinträchtigt. Natürlich besteht die möglichkeit von einem Home-office, was auch am Dienstag den 19. 1. 21 sogar verpflichtet wurde, jedoch ist dies nicht in allen branchen möglich, und vorallem nicht im stationären einzelhandel. Aber wie schon angesprochen nimmt auch der Dienstleisungssektor enorme schäden: beispielsweise erzeilt die entertainment- und touristenbranche, die flugindustrie und restoraunts nahezu keinen umsatz.</text:span></text:p>
      <text:p text:style-name="P20">16:19</text:p>
      <text:p text:style-name="P27"><text:span text:style-name="T35"><text:s/>[statistik] in dieser statistik kann man erkennen, das vorallem die reisewirtschaft mit 95% und das gästegewerbe mit 90% sehr von der Corona-krise beeinflusst werden. <text:s/>Auch personenbezogene dienstleistungen mit 79% spüren die folgen der krise: zu diesem gebiet zählen zB friseure und jegliche kosmetikstudios. Insgesamt gaben 78% der befragten stationären Unternehmen an, folgen der corona-krise zu spüren. Beim Onlinehandel muss man die situation aber differenziert betrachten: einige unternehmen wie amazon machen enorme gewinne, jedoch ist der vertrieb in einzelnen branchen teilweise sehr eingeschränkt: Grafikkarten und CPUs von Amd und nvidea sind <text:s/>beispielsweise zurzeit so knapp, dass sie manchmal mit einem fast 3-fachen </text:span><text:span text:style-name="T55">einkaufs</text:span><text:span text:style-name="T35">preis weiterverkauft werden.</text:span></text:p>
      <text:p text:style-name="P21">17:17</text:p>
      <text:p text:style-name="P2"><text:span text:style-name="T50">Abschließend kann man sagen, dass der stationäre einzelhandel durch den onlinehandel eine sinkende nachfrage erfährt, was zu zunehmenden insolvenzen führt. Damit bestätigt sich unsere These „Der Onlinehandel trägt zu Aussterben von stationären Unternehmen bei“. Jedoch hat mitterweile der corona-virus einen bedeutend größeren einfluss, und das, im gegensatz zum onlinehande</text:span><text:span text:style-name="T53">l</text:span><text:span text:style-name="T50">, in fast allen stationären bra</text:span><text:span text:style-name="T52">n</text:span><text:span text:style-name="T50">chen. </text:span><text:span text:style-name="T53">Also können die These, dass die Corona-Krise den stationären Handel staärker beinflusst als der Onlinehandel, bestätigen.</text:span><text:span text:style-name="T50"> Was können nun stationäre Unternehmen verbessern, um ihre Nachfrage wieder zu erhöhen? In erster linie könnte man da die einkaufsläden modernisieren. Einerseits, um sich an die Corona-Situation anzupassen und so evt. </text:span><text:span text:style-name="T51">z</text:span><text:span text:style-name="T50">ukünfitige schließungen zu vermeiden, aber auch um mehr jüngere kunden anzusprechen. Vorallem in unserer schülerumfrage hat sich herausgestellt, dass vorallem für die generation z die jugendorientierung fehlt. Viele teilnehmer gaben aber auch an, eine größere auswahl und die niedrigeren preise des onlinehandels zu vermissen – was aber durch die begrenzten und teueren innenstadtflächen nicht ohne weiteres möglich ist. Was aber möglich ist, wäre eine größere Spezialisierung der einzelnen vertriebe.</text:span></text:p>
      <text:p text:style-name="P21">18:45</text:p>
      <text:p text:style-name="P30"><text:span text:style-name="T35">[</text:span><text:span text:style-name="T1">Schluss]</text:span></text:p>
      <text:p text:style-name="P3"><text:span text:style-name="T43">Schlussendlich sind wir nun bei dem Ergebnis angekommen, welches wir am wenigsten gehofft haben. Der stationäre Handel ist zuzeit vorallem durch corona in einer sehr schlechten situation, die die unternehmen teilweise nicht einmal bekämpfen können. Vorallem die neuen Mutationen aus England, Südakrika und Brasilien, die noch infektiöser als der Grundvirus sein sollen, </text:span><text:span text:style-name="T45">könnten die Pandemie noch verlängern.</text:span><text:span text:style-name="T43"> </text:span><text:span text:style-name="T46">Um diese Gefahr zu verringern, wird der derzeitige Lockdown, der schon seit dezember besteht, </text:span><text:span text:style-name="T47">vorerst bis zum 14. februar verlängert. </text:span><text:span text:style-name="T43">Wie lange dieser Zustand noch anhalten wird, ist unklar. </text:span><text:span text:style-name="T47">Was dagegen definitiv feststeht, ist dass auch Vertriebe in Schleusingen und im Landkreis Hildburghausen enorme Schäden davontragen werden und es nicht unwahrscheinlich zu mehrfachen Insolvenzen kommen wird. Wir können nur hoffen, dass insbesondere die Geschäfte rund um den Markt in Schleusingen diese Krise bewältigen können.</text:span></text:p>
      <text:p text:style-name="P3"><text:span text:style-name="T47"/></text:p>
      <text:p text:style-name="P24">19:4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hitney" svg:font-family="Whitney, 'Helvetica Neue', Helvetica, Arial, sans-serif"/>
    <style:font-face style:name="FreeSans1" svg:font-family="FreeSans" style:font-family-generic="swiss"/>
    <style:font-face style:name="Liberation Serif" svg:font-family="'Liberation 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7:08:49.642558512</meta:creation-date>
    <dc:date>2021-01-21T22:03:16.527754154</dc:date>
    <meta:editing-duration>PT33M11S</meta:editing-duration>
    <meta:editing-cycles>7</meta:editing-cycles>
    <meta:generator>LibreOffice/6.4.7.2$Linux_X86_64 LibreOffice_project/40$Build-2</meta:generator>
    <meta:document-statistic meta:table-count="0" meta:image-count="0" meta:object-count="0" meta:page-count="5" meta:paragraph-count="123" meta:word-count="2242" meta:character-count="16063" meta:non-whitespace-character-count="13725"/>
  </office:meta>
</office:document-meta>
</file>